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Text_20_body" style:master-page-name="OrgTitlePage">
      <style:paragraph-properties style:page-number="auto" fo:break-after="page" style:writing-mode="page"/>
    </style:style>
    <style:style style:name="P4" style:family="paragraph" style:parent-style-name="Text_20_body" style:master-page-name="">
      <style:paragraph-properties style:page-number="auto" fo:break-after="page" style:writing-mode="page"/>
    </style:style>
    <style:style style:name="P5" style:family="paragraph" style:parent-style-name="Heading_20_1" style:master-page-name="OrgFirstPage">
      <style:paragraph-properties style:page-number="1" fo:break-before="page" style:writing-mode="page"/>
    </style:style>
    <style:style style:name="P6" style:family="paragraph" style:parent-style-name="Heading_20_1" style:master-page-name="">
      <style:paragraph-properties style:page-number="auto" fo:break-before="page" style:writing-mode="page"/>
    </style:style>
    <style:style style:name="P7" style:family="paragraph" style:parent-style-name="Heading_5f_20_5f_1_5f_unnumbered" style:master-page-name="OrgFrontMatterPage">
      <style:paragraph-properties style:page-number="1" fo:break-before="page" style:writing-mode="page"/>
    </style:style>
    <style:style style:name="P8" style:family="paragraph" style:parent-style-name="Heading_5f_20_5f_1_5f_unnumbered" style:master-page-name="">
      <style:paragraph-properties style:page-number="auto" fo:break-before="page" style:writing-mode="page"/>
    </style:style>
    <style:style style:name="fr1" style:family="graphic" style:parent-style-name="OrgPageImage">
      <style:graphic-properties style:vertical-pos="middle" style:vertical-rel="page" style:horizontal-pos="center" style:horizontal-rel="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3"><draw:frame draw:style-name="fr1" draw:name="Frame1" text:anchor-type="paragraph" draw:z-index="0">
     <draw:text-box fo:min-height="0.199cm" fo:min-width="0.199cm">
      <text:p text:style-name="OrgTitle">Pagebreak and Page Styles </text:p>
      <text:p text:style-name="OrgSubtitle">Jambunathan K </text:p>
     </draw:text-box>
    </draw:frame></text:p>
      <text:p text:style-name="P7">Copyright </text:p>
      <text:p text:style-name="P4">Mauris mollis tincidunt felis. Lorem ipsum dolor sit amet, consectetuer adipiscing elit. Donec at pede. Etiam laoreet quam sed arcu. Nulla posuere. Aliquam erat volutpat. Sed diam. Integer placerat tristique nisl. </text:p>
      <text:table-of-content text:style-name="Sect1" text:protected="true" text:name="Table of Contents">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_Head">
            <text:p text:style-name="Contents_20_Heading">Table of Contents</text:p>
          </text:index-title>
          <text:p text:style-name="P2"><text:a xlink:type="simple" xlink:href="#__RefHeading___Toc1750_3345786299" text:style-name="Internet_20_link" text:visited-style-name="Internet_20_link">1. <text:s/>Sed bibendum</text:a></text:p>
          <text:p text:style-name="P2"><text:a xlink:type="simple" xlink:href="#__RefHeading___Toc1752_3345786299" text:style-name="Internet_20_link" text:visited-style-name="Internet_20_link">2. <text:s/>Sed diam</text:a></text:p>
        </text:index-body>
      </text:table-of-content>
      <text:h text:style-name="P5" text:outline-level="1"><text:bookmark-start text:name="sec-1"/><text:bookmark-start text:name="__RefHeading___Toc1750_3345786299"/>Sed bibendum <text:bookmark-end text:name="sec-1"/><text:bookmark-end text:name="__RefHeading___Toc1750_3345786299"/></text:h>
      <text:p text:style-name="Text_20_body">Phasellus purus. Nunc eleifend leo vitae magna. Suspendisse potenti. Vivamus id enim. Suspendisse potenti. </text:p>
      <text:p text:style-name="Text_20_body">Pellentesque condimentum, magna ut suscipit hendrerit, ipsum augue ornare nulla, non luctus diam neque sit amet urna. Nam vestibulum accumsan nisl. Etiam vel tortor sodales tellus ultricies commodo. Nullam rutrum. Donec at pede. Nunc eleifend leo vitae magna. </text:p>
      <text:p text:style-name="Text_20_body">Phasellus purus. Etiam vel neque nec dui dignissim bibendum. Praesent fermentum tempor tellus. Nunc porta vulputate tellus. Suspendisse potenti. Pellentesque dapibus suscipit ligula. </text:p>
      <text:h text:style-name="P6" text:outline-level="1"><text:bookmark-start text:name="sec-2"/><text:bookmark-start text:name="__RefHeading___Toc1752_3345786299"/>Sed diam <text:bookmark-end text:name="sec-2"/><text:bookmark-end text:name="__RefHeading___Toc1752_3345786299"/></text:h>
      <text:p text:style-name="Text_20_body">Donec neque quam, dignissim in, mollis nec, sagittis eu, wisi. Nam a sapien. Donec pretium posuere tellus. Nullam tempus. Nulla facilisis, risus a rhoncus fermentum, tellus tellus lacinia purus, et dictum nunc justo sit amet elit. </text:p>
      <text:p text:style-name="Text_20_body">Lorem ipsum dolor sit amet, consectetuer adipiscing elit. Nunc rutrum turpis sed pede. Nulla facilisis, risus a rhoncus fermentum, tellus tellus lacinia purus, et dictum nunc justo sit amet elit. Nunc rutrum turpis sed pede. Donec vitae dolor. Nullam rutrum. Etiam vel tortor sodales tellus ultricies commodo. </text:p>
      <text:p text:style-name="Text_20_body">Nullam eu ante vel est convallis dignissim. Nullam rutrum. Donec neque quam, dignissim in, mollis nec, sagittis eu, wisi. Nulla facilisis, risus a rhoncus fermentum, tellus tellus lacinia purus, et dictum nunc justo sit amet elit. Nunc rutrum turpis sed pede. Nullam rutrum. Nullam tempus. Cum sociis natoque penatibus et magnis dis parturient montes, nascetur ridiculus mus. Etiam laoreet quam sed arcu. </text:p>
      <text:h text:style-name="P8" text:outline-level="1"><text:bookmark-start text:name="sec-3"/>Appendix <text:bookmark-end text:name="sec-3"/></text:h>
      <text:p text:style-name="Text_20_body">Donec vitae dolor. Aenean in sem ac leo mollis blandit. Curabitur vulputate vestibulum lorem. Donec at pede. Lorem ipsum dolor sit amet, consectetuer adipiscing elit. Phasellus lacus. </text:p>
      <text:p text:style-name="Text_20_body">Phasellus purus. Etiam laoreet quam sed arcu. Aliquam erat volutpat. Fusce commodo. Nullam tempus. </text:p>
      <text:p text:style-name="Text_20_body">Nunc aliquet, augue nec adipiscing interdum, lacus tellus malesuada massa, quis varius mi purus non odio. Nullam tristique diam non turpis. Donec vitae dolor. Mauris ac felis vel velit tristique imperdiet. Etiam vel neque nec dui dignissim bibendum. Etiam laoreet quam sed arcu. Nunc rutrum turpis sed pede. Donec hendrerit tempor tellus. Nullam eu ante vel est convallis dignissim. </text:p>
      <text:p text:style-name="Text_20_body">Proin quam nisl, tincidunt et, mattis eget, convallis nec, purus. Mauris mollis tincidunt felis. Donec hendrerit tempor tellus. Phasellus lacus. Phasellus at dui in ligula mollis ultricies. Etiam vel neque nec dui dignissim bibendum. Proin quam nisl, tincidunt et, mattis eget, convallis nec, purus. Nulla facilisis, risus a rhoncus fermentum, tellus tellus lacinia purus, et dictum nunc justo sit amet elit. </text:p>
      <text:p text:style-name="Text_20_body">Fusce suscipit, wisi nec facilisis facilisis, est dui fermentum leo, quis tempor ligula erat quis odio. Phasellus purus. Aliquam feugiat tellus ut neque. Nullam rutrum. Aliquam feugiat tellus ut neque. Nunc porta vulputate tellus. Nullam rutrum. Integer placerat tristique nisl. Fusce sagittis, libero non molestie mollis, magna orci ultrices dolor, at vulputate neque nulla lacinia er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DescriptionTerm" style:family="text">
      <style:text-properties fo:font-weight="bold"/>
    </style:style>
    <style:style style:name="OrgCite" style:family="text"/>
    <style:style style:name="Index_20_Link" style:display-name="Index Link" style:family="text"/>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ii</text:page-number></text:p>
      </style:footer>
    </style:master-page>
    <style:master-page style:name="OrgFirstPage" style:page-layout-name="Mpm4" style:next-style-name="OrgPage">
      <style:footer>
        <text:p text:style-name="MP1"><text:page-number text:select-page="current">1</text:page-number></text:p>
      </style:footer>
    </style:master-page>
    <style:master-page style:name="OrgPage" style:page-layout-name="Mpm5">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ambunathan K</dc:creator>
    <meta:initial-creator>Jambunathan K</meta:initial-creator>
    <meta:generator>LibreOffice/5.4.3.1$Linux_X86_64 LibreOffice_project/40m0$Build-1</meta:generator>
    <meta:keyword>nil</meta:keyword>
    <dc:subject>nil</dc:subject>
    <dc:title>Pagebreak and Page Styles</dc:title>
    <dc:date>2017-11-07T19:27:18.766755903</dc:date>
    <meta:editing-duration>P0D</meta:editing-duration>
    <meta:editing-cycles>1</meta:editing-cycles>
    <meta:document-statistic meta:table-count="0" meta:image-count="0" meta:object-count="0" meta:page-count="7" meta:paragraph-count="25" meta:word-count="495" meta:character-count="3311" meta:non-whitespace-character-count="2821"/>
  </office:meta>
</office:document-meta>
</file>